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e126e" officeooo:paragraph-rsid="000e126e"/>
    </style:style>
    <style:style style:name="P2" style:family="paragraph" style:parent-style-name="Standard">
      <style:text-properties officeooo:rsid="00113e3f" officeooo:paragraph-rsid="00113e3f"/>
    </style:style>
    <style:style style:name="P3" style:family="paragraph" style:parent-style-name="Standard">
      <style:text-properties fo:font-weight="bold" officeooo:rsid="000e126e" officeooo:paragraph-rsid="000e126e" style:font-weight-asian="bold" style:font-weight-complex="bold"/>
    </style:style>
    <style:style style:name="P4" style:family="paragraph" style:parent-style-name="Standard">
      <style:text-properties fo:font-weight="bold" officeooo:rsid="000f479b" officeooo:paragraph-rsid="000f479b"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6pt" fo:font-weight="bold" officeooo:rsid="000e126e" officeooo:paragraph-rsid="000e126e" style:font-size-asian="16pt" style:font-weight-asian="bold" style:font-size-complex="16pt"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text-properties officeooo:rsid="000f479b" officeooo:paragraph-rsid="000f479b"/>
    </style:style>
    <style:style style:name="P9" style:family="paragraph" style:parent-style-name="Standard">
      <style:paragraph-properties fo:text-align="justify" style:justify-single-word="false"/>
      <style:text-properties officeooo:rsid="00135d15" officeooo:paragraph-rsid="00135d15"/>
    </style:style>
    <style:style style:name="P10" style:family="paragraph" style:parent-style-name="Standard">
      <style:paragraph-properties fo:text-align="justify" style:justify-single-word="false"/>
      <style:text-properties officeooo:rsid="00135d15" officeooo:paragraph-rsid="001992c8"/>
    </style:style>
    <style:style style:name="P11" style:family="paragraph" style:parent-style-name="Standard">
      <style:paragraph-properties fo:text-align="justify" style:justify-single-word="false"/>
      <style:text-properties officeooo:rsid="00169365" officeooo:paragraph-rsid="00169365"/>
    </style:style>
    <style:style style:name="P12" style:family="paragraph" style:parent-style-name="Standard">
      <style:text-properties officeooo:rsid="0017979f" officeooo:paragraph-rsid="0017979f"/>
    </style:style>
    <style:style style:name="P13" style:family="paragraph" style:parent-style-name="Standard">
      <style:paragraph-properties fo:text-align="justify" style:justify-single-word="false"/>
      <style:text-properties officeooo:rsid="0017979f" officeooo:paragraph-rsid="0017979f"/>
    </style:style>
    <style:style style:name="P14" style:family="paragraph" style:parent-style-name="Standard">
      <style:paragraph-properties fo:text-align="justify" style:justify-single-word="false"/>
      <style:text-properties officeooo:rsid="001a37b3" officeooo:paragraph-rsid="001a37b3"/>
    </style:style>
    <style:style style:name="P15" style:family="paragraph" style:parent-style-name="Standard">
      <style:paragraph-properties fo:text-align="justify" style:justify-single-word="false"/>
      <style:text-properties officeooo:rsid="001ba60a" officeooo:paragraph-rsid="001ba60a"/>
    </style:style>
    <style:style style:name="P16" style:family="paragraph" style:parent-style-name="Standard">
      <style:paragraph-properties fo:text-align="justify" style:justify-single-word="false"/>
      <style:text-properties fo:font-weight="bold" officeooo:rsid="000f479b" officeooo:paragraph-rsid="000f479b" style:font-weight-asian="bold" style:font-weight-complex="bold"/>
    </style:style>
    <style:style style:name="P17" style:family="paragraph" style:parent-style-name="Standard">
      <style:paragraph-properties fo:text-align="justify" style:justify-single-word="false"/>
      <style:text-properties fo:color="#c9211e" loext:opacity="100%" fo:font-style="italic" fo:font-weight="bold" officeooo:rsid="001bfeb6" officeooo:paragraph-rsid="001bfeb6"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officeooo:rsid="00113e3f" officeooo:paragraph-rsid="00113e3f"/>
    </style:style>
    <style:style style:name="P19"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officeooo:rsid="00135d15"/>
    </style:style>
    <style:style style:name="T3" style:family="text">
      <style:text-properties officeooo:rsid="001992c8"/>
    </style:style>
    <style:style style:name="T4" style:family="text">
      <style:text-properties officeooo:rsid="001ba6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
      <text:p text:style-name="P6"/>
      <text:p text:style-name="P6"/>
      <text:p text:style-name="P6">Proposition de démarche pour entrer dans le sujet et dans les bases de données mises à disposition</text:p>
      <text:p text:style-name="P1"/>
      <text:p text:style-name="P3"/>
      <text:p text:style-name="P17">Proposition de légère réorientation du sujet : plutôt que d’analyser les linkages en temporel, l’encadrant vous propose d’analyser plutôt un certain nombre d’indicateurs qui ont été calculés (récemment) et dont l’analyse offre une vision probablement intéressante sur longue période. Cela reste une proposition, le retour aux linkage reste possible;)</text:p>
      <text:p text:style-name="P3"/>
      <text:p text:style-name="P3"/>
      <text:p text:style-name="P3">1/ Découverte des bases de données qui seront mobilisées :</text:p>
      <text:p text:style-name="P2"/>
      <text:p text:style-name="P2">LR-WIOD (1965-2000) : Long-run WIOD : <text:a xlink:type="simple" xlink:href="https://www.rug.nl/ggdc/valuechain/long-run-wiod?lang=en" text:style-name="Internet_20_link" text:visited-style-name="Visited_20_Internet_20_Link">https://www.rug.nl/ggdc/valuechain/long-run-wiod?lang=en</text:a></text:p>
      <text:p text:style-name="P2">WIOD (2000-2014) : <text:a xlink:type="simple" xlink:href="https://www.rug.nl/ggdc/valuechain/wiod/wiod-2016-release" text:style-name="Internet_20_link" text:visited-style-name="Visited_20_Internet_20_Link">https://www.rug.nl/ggdc/valuechain/wiod/wiod-2016-release</text:a></text:p>
      <text:p text:style-name="P2">FIGARO (2010-2014) : <text:a xlink:type="simple" xlink:href="https://ec.europa.eu/eurostat/fr/web/esa-supply-use-input-tables/figaro" text:style-name="Internet_20_link" text:visited-style-name="Visited_20_Internet_20_Link">https://ec.europa.eu/eurostat/fr/web/esa-supply-use-input-tables/figaro</text:a></text:p>
      <text:p text:style-name="P2">S’appuyer sur le fichier XLS « StructDocs et TabPass…. » pour voir la structure des bases ainsi que les tables de passages entres nomenclatures géographiques et de branche (<text:span text:style-name="T1">Industry</text:span>)</text:p>
      <text:p text:style-name="P1"/>
      <text:p text:style-name="P3">2/ Découverte du MRIO Ecole sous Excel pour première manipulation d’un MRIO</text:p>
      <text:p text:style-name="P1"/>
      <text:p text:style-name="P9">Voir fichier XLS MRIO-ECOLE : Vérifier les égalités comptables, vérifier l’interprétation de chaque sous-matrice-bloc. </text:p>
      <text:p text:style-name="P11">Voir aussi les MRIO ECOLE des contenus en VA, de made-in, et de GAO dont les bases de résultats seront analysées. –&gt; ces fichiers XLS visent à décrire simplement et de manire sinthétique comment ces indicateur sont été construits, et ce qu’il représentent.</text:p>
      <text:p text:style-name="P1"/>
      <text:p text:style-name="P3">3/ Manipulation du MRIO Ecole sous R</text:p>
      <text:p text:style-name="P1"/>
      <text:p text:style-name="P9">S’appuyer sur le tuto. Attention a bien garder les fonctions au même niveau que le Rmd car elles sont nécessaires pour manipuler le MRIO ECOLE.</text:p>
      <text:p text:style-name="P1"/>
      <text:p text:style-name="P3">4/ Lecture de la littérature associée au projet</text:p>
      <text:p text:style-name="P1"/>
      <text:p text:style-name="P13">Commencer par la littérature sur TiVA qui décrit les indicateurs de l’OCDE sur le sujet (on y retrouve notamment les indicateus de made-in, même si ils ne sont pas dénommés ainsi). Etudier ensuite le ForsterMcGregorStehrer2013 qui décrit la décomposition que nous avons retenu pour les contenus en VA des exports. Pour la décomposition de GAO, ne pas perdre trop de temps avec l’article, voir avec l’encadrant pour aller directmeent sur l’interprétation des indicateurs. </text:p>
      <text:p text:style-name="P13">Sur la méthodo, pour l’analyse temporelle des indicateurs, voir les méthodes d’analyse triadique et d’AFC de Foucart et tester leur mise en place dans le cadre de l’analyse des séries temporelles de tableaux.</text:p>
      <text:p text:style-name="P12"/>
      <text:p text:style-name="P3">5/ Tests et mise en œuvre sur MRIO ECOLE sous R : les codes seront suffisamment généralistes pour être déclinés aux vrais MRIO</text:p>
      <text:p text:style-name="Standard"/>
      <text:p text:style-name="P10"><text:span text:style-name="T3">Sélectionnez sur mrio Ecole les séries que vous désirez analyser. Vérifier bien ce que les bases </text:span><text:soft-page-break/><text:span text:style-name="T3">contiennent sur chaque dimension pour éviter les erreurs d’interprétation des indicateurs.</text:span></text:p>
      <text:p text:style-name="P10">Eviter dans la mesure du possible de fixer des dimensions en dur (propres à chaque MRIO).</text:p>
      <text:p text:style-name="P15">Une analyse sur niveau intermédiaire (23 produits de LR-WIOD avant 2000 et A17 après 2000) pourrait être intéressant afin de fixer les principaux messages sur longue période. Certains résultats pourront être approfondis avec les bases détaillées dans l’étape suivante.</text:p>
      <text:p text:style-name="Standard"/>
      <text:p text:style-name="P4">6/ Déclinaison sur chacun des 3 MRIO <text:span text:style-name="T3">détaillés </text:span><text:span text:style-name="T2">pour reconstituer la période 1965-2020, </text:span>avec 2 vérifications importantes : </text:p>
      <text:p text:style-name="P16"/>
      <text:list xml:id="list2688648503" text:style-name="L1">
        <text:list-item>
          <text:p text:style-name="P8">Passage de l’année 2000 : Changement de nomenclature : NAF Rev.1 avant 2000 et NAF Rev.2 après 2000.</text:p>
        </text:list-item>
        <text:list-item>
          <text:p text:style-name="P8">Recouvrement des années 2000 à 2014 par les bases WIOD et FIGARO : Comparer si les messages sont cohérents.</text:p>
          <text:p text:style-name="P8"/>
        </text:list-item>
      </text:list>
      <text:p text:style-name="P18">Pour vérifier les recoupements il sera utile d’agréger les données dans une nomenclature commune ou proche.</text:p>
      <text:p text:style-name="P14">Comparer si possible des trajectoires entre pays (quels pays ont les trajectoires les plus proches de la France ? Sur quelles périodes ?</text:p>
      <text:p text:style-name="P7">L<text:span text:style-name="T4">es indicateurs obtenus sont-ils cohérents avec les résultats agrégés de TiVA ?</text:span></text:p>
      <text:p text:style-name="Standard"/>
      <text:p text:style-name="Standard"/>
      <text:p text:style-name="P5">Sujet 2</text:p>
      <text:p text:style-name="P5">Titre : La France dans les chaînes de valeurs mondiales depuis 1965</text:p>
      <text:p text:style-name="P7">De récentes bases de données sectorielles inter-pays permettent d’analyser l’évolution de la structure sectorielle d’un pays donné, mais aussi l’évolution des relations commerciales qui lient les pays entre eux. Elles permettent notamment de faire des analyses en ‘chaînes de valeurs’ et décrivant les transferts (de valeur ajoutée, d’emplois, d’émissions carbone) à chaque étape de la chaine de valeur. Cela permet de d’identifier de manière relativement fine ‘qui transmet à qui’. </text:p>
      <text:p text:style-name="P7">Une première partie descriptive du projet consistera à décrire sur longue période 1965-2020 l’évolution de ces indicateurs pour la France et éventuellement en comparaison avec d’autres pays. </text:p>
      <text:p text:style-name="P7">Une seconde partie s’attachera à étudier l’évolution sur cette période d’indicateurs de liens entre branches (dits indicateurs de ‘linkage’) dont la définition sera fournie par l’encadrant. Ces liens ont un effet multiplicateur sur les différents transferts (de valeur ajoutée, d’emplois, d’émissions carbone). </text:p>
      <text:p text:style-name="P7">Les indicateurs de linkage seront construits et analysés sur la période 1965-2021. Une analyse de type clustering pourra éventuellement être menée afin d’identifier les similarités de pattern de linkage entre pays. </text:p>
      <text:p text:style-name="P7">Les données n’étant homogènes que par périodes, l’analyse pourra se <text:s/>décliner à plusieurs niveaux de détail.</text:p>
      <text:p text:style-name="P7">Méthodes : Analyse factorielle multiple, analyse triadique, AFC de Foucart, clustering.</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fr" fo:country="FR" style:font-name-asian="Calibri" style:font-family-asian="Calibr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2T22:28:52.487000000</dc:date>
    <dc:creator>Alexandre Bourgeois</dc:creator>
    <meta:editing-duration>PT39M21S</meta:editing-duration>
    <meta:editing-cycles>12</meta:editing-cycles>
    <meta:generator>LibreOffice/7.2.6.2$Windows_X86_64 LibreOffice_project/b0ec3a565991f7569a5a7f5d24fed7f52653d754</meta:generator>
    <meta:document-statistic meta:table-count="0" meta:image-count="0" meta:object-count="0" meta:page-count="2" meta:paragraph-count="33" meta:word-count="759" meta:character-count="5099" meta:non-whitespace-character-count="4367"/>
  </office:meta>
</office:document-meta>
</file>